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brigada!</text:h>
      <text:p text:style-name="First_20_line_20_indent">Um organizador revolucionário da base sabe em seus oficios políticos que a unidade é essencial para ganhar demanda — pão-e-manteiga ou vida-e-morte. O pensamento e a ação política efetiva são naturalmente sociais, um produto do trabalho de muitos.  Respeito pelo poder do trabalho coletivo mantém os ativistas “do lado certo”.
</text:p>
      <text:p text:style-name="First_20_line_20_indent">Como o trabalhador comunista que se voluntariou para pesquisar esses artigos, documentar os fatos e escrever eles, eu tive muita ajuda.
</text:p>
      <text:p text:style-name="First_20_line_20_indent">Primeiramente e principalmente, esse livro não teria sido possível sem a liderança política de Teresa Gutierrez — co-fundadora do Comitê Nacional para Libertar os Cinco Cubanos e fundadora do Comitê de Nova York para Libertar os Cinco Cubanos.
</text:p>
      <text:p text:style-name="First_20_line_20_indent">Lal Roohk fez o design da capa. No futuro, e com mais ajuda, esse artigo será gravado como um podcast em www.workers.org.</text:p>
      <text:p text:style-name="First_20_line_20_indent">Lavender &amp; Red editors LeiLani Dowell e Deirdre Griswold dedicaram-se com uma meticulosa atenção política nessa série de artigos. Rebeca Toledo, Shelley Ettinger e Bob McCubbin — membros de longa data do Workers World Party's Lesbian/Gay/Bi/Trans Caucus — contribuíram com sua inteligência como leitores políticos. Bob McCubbin e Minnie Bruce Pratt revisaram com cuidado. Monica Moorehead, Naomi Cohen, Fred Goldstein, Gary Wilson, Lal Roohk e John Catalinotto adicionaram perspectiva para alguns artigos específicos dessa compilação. Meus agradecimentos para Sara Flounders pela assistência na organização do início ao fim e para Kathy Durkin pela angariação de fundos. Agradeço a Janet Mayespor ter criado o índice.</text:p>
      <text:p text:style-name="First_20_line_20_indent"> E obrigado a todos que sustentaram essa série com fatos e feedback, discussões políticas e organização, incluindo: Sharon Ayling, Sara Catalinotto, Sue Davis, Julius Dykes, Sharon Eolis, Marsha Goldberg, Sue Harris, Imani Henry, Beverly Heistand, Berta Joubert-Ceci, Larry Holmes, Michael Kramer, Cheryl LaBash, Dustin Langley, Marge Maloney, Milt Neidenberg, Rosemary Neidenberg, Frank Neisser, Andre Powell, Arturo J. Pérez Saad, Gerry Scoppettuolo e Maggie Vascassenno.</text:p>
      <text:p text:style-name="First_20_line_20_indent"> Agradeço ao trabalho voluntário de todos aqueles que em conjunto, trabalharam para produzir o jornal revolucionário que foi publicado por quase meio século nos EUA, incluindo os revisores noturnos e todos aqueles que estudaram as regulações postais, endereçaram e enviaram os jornais, postaram as edições atuais na internet, e deixaram pacotes em cafeterias e delicatessens.</text:p>
      <text:p text:style-name="First_20_line_20_indent"> Um obrigado especial aos leitores do jornal <text:span text:style-name="T1">Workers World</text:span> que mandaram perguntas e mensagens eloquentes sobre o impacto da série Lavender &amp; Red em seu posicionamento político. </text:p>
      <text:p text:style-name="First_20_line_20_indent">Eu agora tenho uma dívida histórica de gratidão para Sam Marcy, fundador do Partido dos Trabalhadores do Mundo em 1959 e o líder do partido, Dorothy “Dotty” Ballan.</text:p>
      <text:p text:style-name="First_20_line_20_indent"> Como uma marxista que analizou e escreveu no calor do conflito, Marcy fez uma contribuição historica construindo uma organização comunista revolucionario que entende a necessidade de lutar contra a opressão anti-gay e anti-trans.</text:p>
      <text:p text:style-name="First_20_line_20_indent">Dorothy Ballan moldou gerações de comunistas que entendem que a luta contra mulheres e opressão sexual é uma importante pauta na luta revolucionária.  Ballan quebrou o sistema repressivo de grades de trabalho para as trabalhadoras em Westinghouse em Cheektowaga, no norte de Nova York. Como resultado, ela se tornou a primeira mulher a operar uma prensa perfuradora em toda a história da indústria elétrica norte-americana.</text:p>
      <text:p text:style-name="First_20_line_20_indent">Os Segmentos 78-85 da série Lavender &amp; Red em www.workers.org dá uma olhada mais de perto em como Marcy e Ballan ajudaram a desenvolver a discussão e a educação interna do Partido dos Trabalhadores do Mundo.
</text:p>
      <text:p text:style-name="First_20_line_20_indent">Juntos, todos esses que nomeei — e muitos outros que eu ainda devo um aperto de mão — são de muitas nacionalidades, falam muitas línguas: alguns nascidos em diversos países ao redor do globo, outros nascidos nos EUA. Suas idades estão distribuídas em um período de quase meio século. Eles representam um espectro de sexualidades, expressões de gênero e sexos.</text:p>
      <text:p text:style-name="First_20_line_20_indent">De uma visão panorâmica, esses que trabalharam juntos para trazer esse livro para suas mãos, já falam muito sobre o Partido dos Trabalhadores do Mundo.</text:p>
      <text:p text:style-name="First_20_line_20_indent">Agradeço calorosamente a Barbara Smith — uma respeitada ativista e historiadora negra e lesbica com anos de experiência — por ter contribuído com a nossa poderosa foto de capa, que ela tirou na celebração comunista do Dia do Trabalho em Havana, em 1995. Também agradeço a cada um dos fotógrafos que doaram suas imagens para esse livro, incluindo  G. Dunkel, Margaret “Peggy” Gilpin, Liz Green, Teresa Gutierrez, Walter Lippmann, Sonja de Vries e Roberto J. Mercado; e a Yamila Azize-Vargas por contribuir de sua coleção pessoal com uma importante fotografia histórica de Luisa Capetillo.</text:p>
      <text:p text:style-name="First_20_line_20_indent">Por fim, mas não menos importante, agradeço profundamente aqueles que contribuíram de outras formas — doando seus pagamentos semanais, rendas fixas e economias — para imprimir, colar, encadernar e distribuir esse livro, como uma arma empunhada contra as propaganda da mídia mega-monopolizadas. Eles são:</text:p>
      <text:p text:style-name="First_20_line_20_indent"><text:span text:style-name="T1">Apoiadores:</text:span> Susan Elizabeth Davis, em amorosa memória de Bill Haislip e Marshall Yates; Lal Roohk; Gary Schaefer; Charles Twist; Gary Wilson.</text:p>
      <text:p text:style-name="First_20_line_20_indent"><text:span text:style-name="T1">Doadores:</text:span> Gray Anderson; Mike Eilenfeldt; Sara Flounders; Mike Gimbel; Deirdre Griswold, em memória do camarada Henri Nereaux; Andre Powell, em memória de William Mena e compañero Raoul; Minnie Bruce Pratt; Bill Sacks, Katy Rosen, Emma Sacks, e Malcolm Sacks; Joe Yuskaitis.</text:p>
      <text:p text:style-name="First_20_line_20_indent"><text:span text:style-name="T1">Amigos:</text:span> Sharon Ayling, em memória de Bill Haislip; Sharon Black; George Bollag; Lee Booth; Philip Booth; Lillian Carney; Joyce Chediac e Paul Wilcox, em memória de John Crofford; Meg Barden Cline; Naomi Cohen, Lila Goldstein, e Fred Goldstein, em memória de Rachel Nasca; Heather Cottin; Lawrence Daley; Dave Davis; Angel Dobrow; Bob Dobrow; Sharon Eolis, em amorosa memória de Dorothy Ballan; Irving Fierstein; Sherry Finkelman; Peter Fiorentino; F.I.S.T.  (Lute contra o imperialismo, fique juntos); Mike Gill; Marsha Goldberg e Caro Torrez; Martha Grevatt e Dian Killian; Larry Hales; Jesse Lokahi Heiwa; Imani Henry; Beverly Hiestand; Centro de Ação Internacional, San Diego; Nina Howes; Sue Kelly; Kathryn Kent; Larry Klein; Linden P. Martineau; Janet Mayes, em memória de Ellen Andors; Bob McAllister; Bob McCubbin, em memória de Ronnie Burk; Jeanette Merrill, em memória de Ed Merrill; Rosario Morales e Dick Levins, em memória de Rachel Nasca; Jim Morgan; Anya Mukarji-Connolly; Reza Namdar; Lyn Neeley; Milt Neidenberg; Rosemary Neidenberg; Frank Neisser, em amorosa memória de Richard Newkirk; Susan Rotgard; Gloria Rubac, Houston Workers World e Houston Cuba Solidarity Committee; Ariel Ruiz; Brenda Sandburg; Susan Schnur e Sharon Danann; Gerry Scoppettuolo; Carrie Singleton, em memória de Louise Merrill; Deirdre Sinnott; Harry Staley; Helen Staley; Allen Strasburger; Jim Wallace; Benjamin Weaver; Martha Weisman e Bill Hagel; Rede de Resistência de Mulheres/Boston, em amorosa memória de Rachel Nasca.</text:p>
      <text:p text:style-name="First_20_line_20_indent">E trabalhadores do Mundo, filial de Atlanta, em memória de Jim Harlow; Baltimore; Boston; Buffalo; Chicago; Cleveland; Denver; Detroit; Houston; Los Angeles; Philadelphia, em memória do camarada William Mena; San Diego; San Francisco, em memória de Louise Merrill; e Washington, D.C.</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brigada!</dc:title>
    <dc:date>2023-04-18T14:06:43.643527367</dc:date>
    <dc:creator>Daniel Garcia</dc:creator>
    <meta:editing-duration>P0D</meta:editing-duration>
    <meta:editing-cycles>1</meta:editing-cycles>
    <meta:document-statistic meta:table-count="0" meta:image-count="0" meta:object-count="0" meta:paragraph-count="21" meta:word-count="1060" meta:character-count="6941" meta:non-whitespace-character-count="5892"/>
    <meta:generator>LibreOffice/7.5.1.2$Linux_X86_64 LibreOffice_project/50$Build-2</meta:generator>
    <meta:template xlink:type="simple" xlink:actuate="onRequest" xlink:title="" xlink:href="../cubabook.odm" meta:date="2023-04-18T14:08:43.635714652"/>
  </office:meta>
</office:document-meta>
</file>